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NewRomanPSMT" fo:font-size="12pt" style:font-name-asian="TimesNewRomanPSMT" style:font-size-asian="12pt" style:font-name-complex="TimesNewRomanPSMT" style:font-size-complex="12pt"/>
    </style:style>
    <style:style style:name="P2"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P3"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P4"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style:font-size-asian="12pt" style:font-size-complex="12pt"/>
    </style:style>
    <style:style style:name="P5" style:family="paragraph" style:parent-style-name="Standard">
      <style:text-properties fo:font-weight="bold" style:font-weight-asian="bold" style:font-weight-complex="bold"/>
    </style:style>
    <style:style style:name="T1" style:family="text">
      <style:text-properties style:use-window-font-color="true" style:font-name="TimesNewRomanPSMT" fo:font-size="18pt" style:font-name-asian="TimesNewRomanPSMT" style:font-size-asian="18pt" style:font-name-complex="TimesNewRomanPSMT" style:font-size-complex="18pt"/>
    </style:style>
    <style:style style:name="T2" style:family="text">
      <style:text-properties style:use-window-font-color="true" style:font-name="TimesNewRomanPSMT" style:font-name-asian="TimesNewRomanPSMT" style:font-name-complex="TimesNewRomanPSMT"/>
    </style:style>
    <style:style style:name="T3" style:family="text">
      <style:text-properties style:use-window-font-color="true" style:font-name="Helvetica" fo:font-size="18pt" style:font-name-asian="Helvetica" style:font-size-asian="18pt" style:font-name-complex="Helvetica" style:font-size-complex="18pt"/>
    </style:style>
    <style:style style:name="T4" style:family="text">
      <style:text-properties style:use-window-font-color="true" style:font-name="Helvetica" fo:font-size="14pt" style:font-name-asian="Helvetica" style:font-size-asian="14pt" style:font-name-complex="Helvetica" style:font-size-complex="14pt"/>
    </style:style>
    <style:style style:name="T5" style:family="text">
      <style:text-properties style:use-window-font-color="true" style:font-name="Helvetica" style:font-name-asian="Helvetica" style:font-name-complex="Helvetica"/>
    </style:style>
    <style:style style:name="T6" style:family="text">
      <style:text-properties style:font-name="Helvetica" fo:font-size="14pt" style:font-name-asian="Helvetica" style:font-size-asian="14pt" style:font-name-complex="Helvetica" style:font-size-complex="14pt"/>
    </style:style>
    <style:style style:name="T7" style:family="text">
      <style:text-properties fo:font-size="12pt" style:font-size-asian="12pt" style:font-size-complex="12pt"/>
    </style:style>
    <style:style style:name="T8"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DESCRIZIONE</text:p>
      <text:p text:style-name="P4"><text:span text:style-name="T2">Whistle è un social geolocalizzato. L’applicazione permette agli utenti registrati di comunicare tra loro entro una certa area con un raggio a scelta</text:span><text:span text:style-name="T5"> </text:span><text:span text:style-name="T2">(almeno 100m e non superiore a 10km). Ogni utente che si collega ha la possibilità di leggere le condivisioni degli altri utenti entro il raggio d’azione massimo consentito tramite una apposita bacheca, oppure sfruttando una visualizzazione alternativa tramite radar, per facilitare la visione della totalità delle condivisioni, a seconda delle preferenze. Le condivisioni prendono il nome di whistles e possono essere di due tipi: Fun e Call. Il whistle fun è una semplice porzione di testo nella quale l’utente esprime una riflessione personale, una battuta o un messaggio di ogni genere, per il puro gusto di condividere e/o vedere le reazioni degli altri utenti. il whistle di tipo call invece è più specializzato. Esso viene utilizzato dagli utenti che hanno bisogno di aiuto per qualcosa, come un passaggio in auto o uno scambio di appunti, oppure anche da chi offre la propria disponibilità o da chi vuole comunicare qualcosa di rilevante. L’utilizzatore deve scegliere un marker che identifica il call secondo categorie predefinite, in modo da favorirne la ricerca e l’organizzazione. Chiunque sia disposto a rispondere al call può avviare una conversazione privata con l’utente e mettersi d’accordo sul come e il dove, anche tramite la condivisione di una posizione GPS. La conversazione privata non è un’esclusiva del Call. Anche per i whistles di tipo fun si può stabilire una chat privata secondo gli stessi principi. Il tempo per il quale la chat è aperta è limitato ad un valore predefinito, a meno che gli utenti coinvolti non decidano di prolungarlo.</text:span></text:p>
      <text:p text:style-name="P1">In conclusione, l’obiettivo dell’app è mettere in contatto persone che non si conoscono, ma che sono legate da interessi comuni, o anche dalla semplice vicinanza fisica e culturale.</text:p>
      <text:p text:style-name="P1"/>
      <text:p text:style-name="P1"/>
      <text:p text:style-name="P1"/>
      <text:p text:style-name="P2">SCENARIO UNIVERSITA'</text:p>
      <text:p text:style-name="P3"><text:span text:style-name="T8">Giacomo sta studiando in università. Sta affrontando un argomento difficile e vorrebbe approfondire l’argomento su altre dispense o, meglio ancora, farsi dare delucidazioni da chi ne sa più di lui. Purtroppo gli amici di Giacomo sono impegnati o non sono preparati sull’argomento. Decide allora di sfruttare le potenzialità di Whistle. Apre l’applicazione e condivide il suo problema, chiedendo se qualcuno ha del materiale da visionare o se è disposto ad aiutarlo, in cambio di un passaggio in auto, di materiale o anche di una birra insieme. Tutti gli altri utenti nel suo raggio d’azione possono vedere la sua richiesta e, trovandosi all’università, sicuramente troverà qualche utente in grado di aiutarlo. Risponde Marina, studentessa del suo stesso corso, con la quale tuttavia non aveva mai parlato. Anche lei sta studiando lo stesso argomento, quindi decidono di affrontarlo assieme. Dopo un pomeriggio di studio faticoso ma fruttuoso, Marina reclama sorridendo la birra offerta da Giacomo in cambio di aiuto, che non se lo fa ripetere due volte.</text:span> </text:p>
      <text:p text:style-name="P1"><text:span text:style-name="T4"/></text:p>
      <text:p text:style-name="P1"><text:span text:style-name="T4"/></text:p>
      <text:p text:style-name="P1"><text:span text:style-name="T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Raparelli</meta:initial-creator>
    <meta:creation-date>2018-04-15T11:44:52</meta:creation-date>
    <meta:document-statistic meta:table-count="0" meta:image-count="0" meta:object-count="0" meta:page-count="1" meta:paragraph-count="5" meta:word-count="470" meta:character-count="2982"/>
    <dc:date>2018-04-15T11:47:36</dc:date>
    <dc:creator>Federico Raparelli</dc:creator>
    <meta:editing-duration>PT2M45S</meta:editing-duration>
    <meta:editing-cycles>1</meta:editing-cycles>
    <meta:generator>OpenOffice/4.1.5$Unix OpenOffice.org_project/415m1$Build-9789</meta:generator>
  </office:meta>
</office:document-meta>
</file>